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32151640_EXO_S3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675_EXO_S2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681_EXO_S2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161_EXO_S1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113_EXO_S2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40243_EXO_S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0300_EXO_S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662_EXO_S2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0296_EXO_S3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649_EXO_S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808_EXO_S1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2166_EXO_S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180322-190603_Brain_S3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0759_EXO_S2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206_EXO_S1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872_EXO_S2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2211_EXO_S3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109_EXO_S17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2477_EXO_S2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201_EXO_S2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41753_EXO_S1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0101_EXO_S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828_EXO_S1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2118_EXO_S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204_EXO_S9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684_EXO_S1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0228_EXO_S1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2206_EXO_S33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642_EXO_S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157_EXO_S3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086_EXO_S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0688_EXO_S2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947_EXO_S11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1680_EXO_S2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0301_EXO_S1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32150744_EXO_S30</text:p>
          </table:table-cell>
          <table:table-cell office:value-type="string" calcext:value-type="string">
            <text:p>nor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13:34:31.834118606</meta:creation-date>
    <dc:date>2022-07-07T13:45:46.909750492</dc:date>
    <meta:editing-duration>PT1M5S</meta:editing-duration>
    <meta:editing-cycles>1</meta:editing-cycles>
    <meta:document-statistic meta:table-count="1" meta:cell-count="74" meta:object-count="0"/>
    <meta:generator>LibreOffice/7.3.4.2$Linux_X86_64 LibreOffice_project/8cb1c265a8f71ce63e37a2ff337b4f2ebc525cbc</meta:generator>
  </office:meta>
</office:document-meta>
</file>